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90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ANO</text:p>
          </table:table-cell>
          <table:table-cell office:value-type="string" table:style-name="ce1">
            <text:p>Alckmin</text:p>
          </table:table-cell>
          <table:table-cell office:value-type="string" table:style-name="ce1">
            <text:p>França</text:p>
          </table:table-cell>
          <table:table-cell office:value-type="string" table:style-name="ce1">
            <text:p>PSDB</text:p>
          </table:table-cell>
          <table:table-cell office:value-type="string" table:style-name="ce1">
            <text:p>ICMS</text:p>
          </table:table-cell>
          <table:table-cell table:number-columns-repeated="16379" table:style-name="ce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5000" table:style-name="ce1">
            <text:p>105000</text:p>
          </table:table-cell>
          <table:table-cell office:value-type="float" office:value="112500" table:style-name="ce1">
            <text:p>112500</text:p>
          </table:table-cell>
          <table:table-cell table:number-columns-repeated="16378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2500" table:style-name="ce1">
            <text:p>112500</text:p>
          </table:table-cell>
          <table:table-cell office:value-type="float" office:value="117143.2" table:style-name="ce2">
            <text:p>117.143,20</text:p>
          </table:table-cell>
          <table:table-cell table:number-columns-repeated="16378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7143.2" table:style-name="ce2">
            <text:p>117.143,20</text:p>
          </table:table-cell>
          <table:table-cell office:value-type="float" office:value="121002.8" table:style-name="ce2">
            <text:p>121.002,80</text:p>
          </table:table-cell>
          <table:table-cell table:number-columns-repeated="1637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1002.8" table:style-name="ce2">
            <text:p>121.002,80</text:p>
          </table:table-cell>
          <table:table-cell office:value-type="float" office:value="121118.9" table:style-name="ce2">
            <text:p>121.118,90</text:p>
          </table:table-cell>
          <table:table-cell table:number-columns-repeated="1637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1118.9" table:style-name="ce2">
            <text:p>121.118,90</text:p>
          </table:table-cell>
          <table:table-cell office:value-type="float" office:value="126783" table:style-name="ce2">
            <text:p>126.783,00</text:p>
          </table:table-cell>
          <table:table-cell table:number-columns-repeated="1637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6783" table:style-name="ce2">
            <text:p>126.783,00</text:p>
          </table:table-cell>
          <table:table-cell office:value-type="float" office:value="111615" table:style-name="ce3">
            <text:p>111.615</text:p>
          </table:table-cell>
          <table:table-cell table:number-columns-repeated="1637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1615" table:style-name="ce3">
            <text:p>111.615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5" table:style-name="ce1"/>
          <table:table-cell table:style-name="ce3"/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11-11T05:02:07Z</meta:creation-date>
    <dc:date>2018-11-11T06:30:54Z</dc:date>
  </office:meta>
</office:document-meta>
</file>